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SymbolMT" svg:font-family="SymbolMT" style:font-family-generic="roman" style:font-pitch="variable"/>
    <style:font-face style:name="TimesNewRomanPSMT" svg:font-family="TimesNewRomanPSMT"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50%"/>
      <style:text-properties fo:font-size="12pt" fo:font-style="italic" officeooo:rsid="0030a911" officeooo:paragraph-rsid="0030a911" style:font-size-asian="12pt" style:font-style-asian="italic" style:font-size-complex="12pt" style:font-style-complex="italic"/>
    </style:style>
    <style:style style:name="P2" style:family="paragraph" style:parent-style-name="Normal1">
      <style:paragraph-properties fo:line-height="150%"/>
    </style:style>
    <style:style style:name="P3" style:family="paragraph" style:parent-style-name="Normal1">
      <style:paragraph-properties fo:line-height="150%"/>
      <style:text-properties fo:font-style="italic" style:font-style-asian="italic" style:font-style-complex="italic"/>
    </style:style>
    <style:style style:name="P4" style:family="paragraph" style:parent-style-name="Normal1">
      <style:paragraph-properties fo:text-align="center" style:justify-single-word="false"/>
    </style:style>
    <style:style style:name="P5" style:family="paragraph" style:parent-style-name="Normal1">
      <style:paragraph-properties fo:text-align="center" style:justify-single-word="false"/>
      <style:text-properties fo:font-size="14pt" style:text-underline-style="solid" style:text-underline-width="auto" style:text-underline-color="font-color" style:font-size-asian="14pt" style:font-size-complex="14pt"/>
    </style:style>
    <style:style style:name="P6" style:family="paragraph" style:parent-style-name="Normal1">
      <style:paragraph-properties fo:text-align="center" style:justify-single-word="false"/>
      <style:text-properties fo:font-size="14pt" style:text-underline-style="solid" style:text-underline-width="auto" style:text-underline-color="font-color" officeooo:rsid="0033dfd2" officeooo:paragraph-rsid="0033dfd2" style:font-size-asian="14pt" style:font-size-complex="14pt"/>
    </style:style>
    <style:style style:name="P7" style:family="paragraph" style:parent-style-name="Normal1">
      <style:paragraph-properties fo:line-height="150%"/>
      <style:text-properties fo:font-size="12pt" fo:font-style="normal" officeooo:rsid="0030a911" officeooo:paragraph-rsid="0030a911" style:font-size-asian="12pt" style:font-style-asian="normal" style:font-size-complex="12pt" style:font-style-complex="normal"/>
    </style:style>
    <style:style style:name="P8" style:family="paragraph" style:parent-style-name="Normal1">
      <style:paragraph-properties fo:line-height="150%"/>
      <style:text-properties fo:font-size="12pt" fo:font-style="italic" style:font-size-asian="12pt" style:font-style-asian="italic" style:font-size-complex="12pt" style:font-style-complex="italic"/>
    </style:style>
    <style:style style:name="P9" style:family="paragraph" style:parent-style-name="Normal1">
      <style:paragraph-properties fo:margin-left="2.54cm" fo:margin-right="0cm" fo:margin-top="0cm" fo:margin-bottom="0cm" loext:contextual-spacing="true" fo:line-height="150%" fo:text-indent="0cm" style:auto-text-indent="false"/>
      <style:text-properties fo:font-style="italic" style:font-style-asian="italic" style:font-style-complex="italic"/>
    </style:style>
    <style:style style:name="P10" style:family="paragraph" style:parent-style-name="Normal1">
      <style:paragraph-properties fo:margin-left="0cm" fo:margin-right="0cm" fo:margin-top="0cm" fo:margin-bottom="0cm" loext:contextual-spacing="true" fo:line-height="150%" fo:text-indent="0cm" style:auto-text-indent="false"/>
      <style:text-properties officeooo:paragraph-rsid="0026ba71"/>
    </style:style>
    <style:style style:name="P11" style:family="paragraph" style:parent-style-name="Normal1">
      <style:paragraph-properties fo:margin-left="0cm" fo:margin-right="0cm" fo:margin-top="0cm" fo:margin-bottom="0cm" loext:contextual-spacing="true" fo:line-height="150%" fo:text-indent="0cm" style:auto-text-indent="false"/>
      <style:text-properties officeooo:paragraph-rsid="002f7f77"/>
    </style:style>
    <style:style style:name="P12" style:family="paragraph" style:parent-style-name="Normal1">
      <style:paragraph-properties fo:margin-left="0cm" fo:margin-right="0cm" fo:margin-top="0cm" fo:margin-bottom="0cm" loext:contextual-spacing="true" fo:line-height="150%" fo:text-indent="0cm" style:auto-text-indent="false"/>
      <style:text-properties fo:font-style="italic" style:font-style-asian="italic" style:font-style-complex="italic"/>
    </style:style>
    <style:style style:name="P13" style:family="paragraph" style:parent-style-name="Normal1">
      <style:paragraph-properties fo:margin-left="0cm" fo:margin-right="0cm" fo:margin-top="0cm" fo:margin-bottom="0cm" loext:contextual-spacing="true" fo:line-height="150%" fo:text-indent="0cm" style:auto-text-indent="false"/>
      <style:text-properties fo:font-size="12pt" style:font-size-asian="12pt" style:font-size-complex="12pt"/>
    </style:style>
    <style:style style:name="P14"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c8003" style:font-size-asian="12pt" style:font-size-complex="12pt"/>
    </style:style>
    <style:style style:name="P15"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19f4c0" style:font-size-asian="12pt" style:font-size-complex="12pt"/>
    </style:style>
    <style:style style:name="P16"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f7f77" style:font-size-asian="12pt" style:font-size-complex="12pt"/>
    </style:style>
    <style:style style:name="P17"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1b3f75" style:font-size-asian="12pt" style:font-size-complex="12pt"/>
    </style:style>
    <style:style style:name="P18"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7b6a0" style:font-size-asian="12pt" style:font-size-complex="12pt"/>
    </style:style>
    <style:style style:name="P19"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26ba71" style:font-size-asian="12pt" style:font-size-complex="12pt"/>
    </style:style>
    <style:style style:name="P20" style:family="paragraph" style:parent-style-name="Normal1">
      <style:paragraph-properties fo:margin-left="0cm" fo:margin-right="0cm" fo:margin-top="0cm" fo:margin-bottom="0cm" loext:contextual-spacing="true" fo:line-height="150%" fo:text-indent="0cm" style:auto-text-indent="false"/>
      <style:text-properties fo:font-size="12pt" officeooo:paragraph-rsid="00376f64" style:font-size-asian="12pt" style:font-size-complex="12pt"/>
    </style:style>
    <style:style style:name="P21" style:family="paragraph" style:parent-style-name="Normal1">
      <style:paragraph-properties fo:margin-left="0cm" fo:margin-right="0cm" fo:margin-top="0cm" fo:margin-bottom="0cm" loext:contextual-spacing="true" fo:line-height="150%" fo:text-indent="0cm" style:auto-text-indent="false"/>
      <style:text-properties fo:font-size="12pt" officeooo:rsid="002f7f77" officeooo:paragraph-rsid="002f7f77" style:font-size-asian="12pt" style:font-size-complex="12pt"/>
    </style:style>
    <style:style style:name="P22" style:family="paragraph" style:parent-style-name="Normal1">
      <style:paragraph-properties fo:margin-left="0cm" fo:margin-right="0cm" fo:margin-top="0cm" fo:margin-bottom="0cm" loext:contextual-spacing="true" fo:line-height="150%" fo:text-indent="0cm" style:auto-text-indent="false"/>
      <style:text-properties fo:font-size="12pt" officeooo:rsid="0026ba71" officeooo:paragraph-rsid="0026ba71" style:font-size-asian="12pt" style:font-size-complex="12pt"/>
    </style:style>
    <style:style style:name="P23" style:family="paragraph" style:parent-style-name="Normal1">
      <style:paragraph-properties fo:margin-left="0cm" fo:margin-right="0cm" fo:margin-top="0cm" fo:margin-bottom="0cm" loext:contextual-spacing="true" fo:line-height="150%" fo:text-indent="0cm" style:auto-text-indent="false"/>
      <style:text-properties fo:font-size="12pt" officeooo:rsid="00245b92" officeooo:paragraph-rsid="00245b92" style:font-size-asian="12pt" style:font-size-complex="12pt"/>
    </style:style>
    <style:style style:name="P24"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22889f" officeooo:paragraph-rsid="0022889f" style:font-size-asian="12pt" style:font-style-asian="normal" style:font-size-complex="12pt" style:font-style-complex="normal"/>
    </style:style>
    <style:style style:name="P25"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rsid="0030a911" officeooo:paragraph-rsid="0030a911" style:font-size-asian="12pt" style:font-style-asian="normal" style:font-size-complex="12pt" style:font-style-complex="normal"/>
    </style:style>
    <style:style style:name="P26" style:family="paragraph" style:parent-style-name="Normal1">
      <style:paragraph-properties fo:margin-left="0cm" fo:margin-right="0cm" fo:margin-top="0cm" fo:margin-bottom="0cm" loext:contextual-spacing="true" fo:line-height="150%" fo:text-indent="0cm" style:auto-text-indent="false"/>
      <style:text-properties fo:font-size="12pt" fo:font-style="normal" officeooo:paragraph-rsid="0030a911" style:font-size-asian="12pt" style:font-style-asian="normal" style:font-size-complex="12pt" style:font-style-complex="normal"/>
    </style:style>
    <style:style style:name="P27" style:family="paragraph" style:parent-style-name="Normal1">
      <style:paragraph-properties fo:margin-left="0cm" fo:margin-right="0cm" fo:margin-top="0cm" fo:margin-bottom="0cm" loext:contextual-spacing="true" fo:line-height="150%" fo:text-indent="0cm" style:auto-text-indent="false"/>
      <style:text-properties fo:font-size="12pt" fo:font-style="italic" style:font-size-asian="12pt" style:font-style-asian="italic" style:font-size-complex="12pt" style:font-style-complex="italic"/>
    </style:style>
    <style:style style:name="P28" style:family="paragraph" style:parent-style-name="Normal1">
      <style:paragraph-properties fo:margin-top="0cm" fo:margin-bottom="0cm" loext:contextual-spacing="true" fo:line-height="150%"/>
      <style:text-properties officeooo:paragraph-rsid="0023f5c8"/>
    </style:style>
    <style:style style:name="P29" style:family="paragraph" style:parent-style-name="Normal1">
      <style:paragraph-properties fo:margin-top="0cm" fo:margin-bottom="0cm" loext:contextual-spacing="true" fo:line-height="150%"/>
      <style:text-properties fo:font-size="12pt" fo:font-style="italic" style:font-size-asian="12pt" style:font-style-asian="italic" style:font-size-complex="12pt" style:font-style-complex="italic"/>
    </style:style>
    <style:style style:name="P30" style:family="paragraph" style:parent-style-name="Normal1">
      <style:paragraph-properties fo:margin-top="0cm" fo:margin-bottom="0cm" loext:contextual-spacing="true" fo:line-height="150%"/>
      <style:text-properties fo:font-size="12pt" fo:font-style="italic" officeooo:rsid="003298b5" officeooo:paragraph-rsid="003298b5" style:font-size-asian="12pt" style:font-style-asian="italic" style:font-size-complex="12pt" style:font-style-complex="italic"/>
    </style:style>
    <style:style style:name="P31" style:family="paragraph" style:parent-style-name="Heading_20_1">
      <style:paragraph-properties fo:line-height="150%"/>
    </style:style>
    <style:style style:name="P32" style:family="paragraph" style:parent-style-name="Heading_20_1">
      <style:paragraph-properties fo:line-height="150%"/>
      <style:text-properties fo:font-style="italic" style:font-style-asian="italic" style:font-style-complex="italic"/>
    </style:style>
    <style:style style:name="P33" style:family="paragraph" style:parent-style-name="Heading_20_2">
      <style:paragraph-properties fo:line-height="150%"/>
    </style:style>
    <style:style style:name="P34" style:family="paragraph" style:parent-style-name="Heading_20_2">
      <style:paragraph-properties fo:line-height="150%"/>
      <style:text-properties officeooo:paragraph-rsid="0027b6a0"/>
    </style:style>
    <style:style style:name="P35" style:family="paragraph" style:parent-style-name="Heading_20_2">
      <style:paragraph-properties fo:line-height="150%"/>
      <style:text-properties fo:font-style="italic" style:font-style-asian="italic" style:font-style-complex="italic"/>
    </style:style>
    <style:style style:name="P36" style:family="paragraph" style:parent-style-name="Heading_20_2">
      <style:paragraph-properties fo:line-height="150%"/>
      <style:text-properties fo:font-style="normal" style:font-style-asian="normal" style:font-style-complex="normal"/>
    </style:style>
    <style:style style:name="P37" style:family="paragraph" style:parent-style-name="Contents_20_2">
      <style:paragraph-properties>
        <style:tab-stops>
          <style:tab-stop style:position="16.51cm" style:type="right" style:leader-style="dotted" style:leader-text="."/>
        </style:tab-stops>
      </style:paragraph-properties>
    </style:style>
    <style:style style:name="P38"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officeooo:rsid="001c999b" style:font-weight-asian="bold"/>
    </style:style>
    <style:style style:name="T3" style:family="text">
      <style:text-properties fo:font-weight="bold" officeooo:rsid="0027b6a0" style:font-weight-asian="bold"/>
    </style:style>
    <style:style style:name="T4" style:family="text">
      <style:text-properties officeooo:rsid="001954a5"/>
    </style:style>
    <style:style style:name="T5" style:family="text">
      <style:text-properties officeooo:rsid="0019f4c0"/>
    </style:style>
    <style:style style:name="T6" style:family="text">
      <style:text-properties officeooo:rsid="001b3f75"/>
    </style:style>
    <style:style style:name="T7" style:family="text">
      <style:text-properties fo:font-style="italic" officeooo:rsid="001b3f75" style:font-style-asian="italic" style:font-style-complex="italic"/>
    </style:style>
    <style:style style:name="T8" style:family="text">
      <style:text-properties officeooo:rsid="001c999b"/>
    </style:style>
    <style:style style:name="T9" style:family="text">
      <style:text-properties style:text-position="super 58%"/>
    </style:style>
    <style:style style:name="T10" style:family="text">
      <style:text-properties officeooo:rsid="0027b6a0"/>
    </style:style>
    <style:style style:name="T11" style:family="text">
      <style:text-properties officeooo:rsid="002bb544"/>
    </style:style>
    <style:style style:name="T12" style:family="text">
      <style:text-properties officeooo:rsid="002c8003"/>
    </style:style>
    <style:style style:name="T13" style:family="text">
      <style:text-properties officeooo:rsid="002eb26e"/>
    </style:style>
    <style:style style:name="T14" style:family="text">
      <style:text-properties officeooo:rsid="002f7f77"/>
    </style:style>
    <style:style style:name="T15" style:family="text">
      <style:text-properties fo:font-style="normal" officeooo:rsid="002f7f77" style:font-style-asian="normal" style:font-style-complex="normal"/>
    </style:style>
    <style:style style:name="T16" style:family="text">
      <style:text-properties officeooo:rsid="0030a911"/>
    </style:style>
    <style:style style:name="T17" style:family="text">
      <style:text-properties style:font-name="SymbolMT"/>
    </style:style>
    <style:style style:name="T18" style:family="text">
      <style:text-properties fo:color="#000000" style:font-name="SymbolMT" fo:font-style="normal" fo:font-weight="normal" style:font-style-asian="normal" style:font-weight-asian="normal"/>
    </style:style>
    <style:style style:name="T19" style:family="text">
      <style:text-properties fo:color="#000000" style:font-name="Arial1" fo:font-style="normal" fo:font-weight="normal" style:font-style-asian="normal" style:font-weight-asian="normal"/>
    </style:style>
    <style:style style:name="T20" style:family="text">
      <style:text-properties fo:font-size="12pt" officeooo:rsid="001b3f75" style:font-size-asian="12pt" style:font-size-complex="12pt"/>
    </style:style>
    <style:style style:name="T21" style:family="text">
      <style:text-properties officeooo:rsid="00376f6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5"><text:span text:style-name="T1"/></text:p>
      <text:p text:style-name="P6"><text:span text:style-name="T1">Preregistration for “</text:span><text:span text:style-name="T3">Importance of Intent and Outcome in the Perception of Happiness”</text:span></text:p>
      <text:p text:style-name="P4"><text:span text:style-name="T1"/></text:p>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8"><text:a xlink:type="simple" xlink:href="#__RefHeading___Toc1230_868749962" text:style-name="Index_20_Link" text:visited-style-name="Index_20_Link">1. Study Information<text:tab/>2</text:a></text:p>
          <text:p text:style-name="P37"><text:a xlink:type="simple" xlink:href="#__RefHeading___Toc1232_868749962" text:style-name="Index_20_Link" text:visited-style-name="Index_20_Link">1.1 Title<text:tab/>2</text:a></text:p>
          <text:p text:style-name="P37"><text:a xlink:type="simple" xlink:href="#__RefHeading___Toc1234_868749962" text:style-name="Index_20_Link" text:visited-style-name="Index_20_Link">1.2 Authorship<text:tab/>2</text:a></text:p>
          <text:p text:style-name="P37"><text:a xlink:type="simple" xlink:href="#__RefHeading___Toc1236_868749962" text:style-name="Index_20_Link" text:visited-style-name="Index_20_Link">1.3 Research Questions<text:tab/>2</text:a></text:p>
          <text:p text:style-name="P37"><text:a xlink:type="simple" xlink:href="#__RefHeading___Toc1238_868749962" text:style-name="Index_20_Link" text:visited-style-name="Index_20_Link">1.4 Hypotheses<text:tab/>2</text:a></text:p>
          <text:p text:style-name="P38"><text:a xlink:type="simple" xlink:href="#__RefHeading___Toc1240_868749962" text:style-name="Index_20_Link" text:visited-style-name="Index_20_Link">2. Sampling Plan<text:tab/>2</text:a></text:p>
          <text:p text:style-name="P37"><text:a xlink:type="simple" xlink:href="#__RefHeading___Toc1292_868749962" text:style-name="Index_20_Link" text:visited-style-name="Index_20_Link">2.1 Registration prior to creation of data<text:tab/>2</text:a></text:p>
          <text:p text:style-name="P37"><text:a xlink:type="simple" xlink:href="#__RefHeading___Toc1290_868749962" text:style-name="Index_20_Link" text:visited-style-name="Index_20_Link">2.2 Explanation of existing data<text:tab/>2</text:a></text:p>
          <text:p text:style-name="P37"><text:a xlink:type="simple" xlink:href="#__RefHeading___Toc1242_868749962" text:style-name="Index_20_Link" text:visited-style-name="Index_20_Link">2.3 Data collection procedures<text:tab/>3</text:a></text:p>
          <text:p text:style-name="P37"><text:a xlink:type="simple" xlink:href="#__RefHeading___Toc1244_868749962" text:style-name="Index_20_Link" text:visited-style-name="Index_20_Link">2.4 Sample size<text:tab/>3</text:a></text:p>
          <text:p text:style-name="P38"><text:a xlink:type="simple" xlink:href="#__RefHeading___Toc1250_868749962" text:style-name="Index_20_Link" text:visited-style-name="Index_20_Link">3. Variables<text:tab/>3</text:a></text:p>
          <text:p text:style-name="P37"><text:a xlink:type="simple" xlink:href="#__RefHeading___Toc1252_868749962" text:style-name="Index_20_Link" text:visited-style-name="Index_20_Link">3.1 Manipulated variables<text:tab/>3</text:a></text:p>
          <text:p text:style-name="P37"><text:a xlink:type="simple" xlink:href="#__RefHeading___Toc1254_868749962" text:style-name="Index_20_Link" text:visited-style-name="Index_20_Link">3.2 Measured variables<text:tab/>3</text:a></text:p>
          <text:p text:style-name="P37"><text:a xlink:type="simple" xlink:href="#__RefHeading___Toc1256_868749962" text:style-name="Index_20_Link" text:visited-style-name="Index_20_Link">3.3 Indices<text:tab/>3</text:a></text:p>
          <text:p text:style-name="P38"><text:a xlink:type="simple" xlink:href="#__RefHeading___Toc1258_868749962" text:style-name="Index_20_Link" text:visited-style-name="Index_20_Link">4. Design Plan<text:tab/>4</text:a></text:p>
          <text:p text:style-name="P37"><text:a xlink:type="simple" xlink:href="#__RefHeading___Toc1260_868749962" text:style-name="Index_20_Link" text:visited-style-name="Index_20_Link">4.1 Study type<text:tab/>4</text:a></text:p>
          <text:p text:style-name="P37"><text:a xlink:type="simple" xlink:href="#__RefHeading___Toc1264_868749962" text:style-name="Index_20_Link" text:visited-style-name="Index_20_Link">4.2 Study design<text:tab/>4</text:a></text:p>
          <text:p text:style-name="P37"><text:a xlink:type="simple" xlink:href="#__RefHeading___Toc1266_868749962" text:style-name="Index_20_Link" text:visited-style-name="Index_20_Link">4.3 Randomization<text:tab/>4</text:a></text:p>
          <text:p text:style-name="P38"><text:a xlink:type="simple" xlink:href="#__RefHeading___Toc1268_868749962" text:style-name="Index_20_Link" text:visited-style-name="Index_20_Link">5. Analysis Plan<text:tab/>4</text:a></text:p>
          <text:p text:style-name="P37"><text:a xlink:type="simple" xlink:href="#__RefHeading___Toc1270_868749962" text:style-name="Index_20_Link" text:visited-style-name="Index_20_Link">5.1 Statistical models<text:tab/>4</text:a></text:p>
          <text:p text:style-name="P37"><text:a xlink:type="simple" xlink:href="#__RefHeading___Toc1272_868749962" text:style-name="Index_20_Link" text:visited-style-name="Index_20_Link">5.2 Transformations<text:tab/>5</text:a></text:p>
          <text:p text:style-name="P37"><text:a xlink:type="simple" xlink:href="#__RefHeading___Toc1274_868749962" text:style-name="Index_20_Link" text:visited-style-name="Index_20_Link">5.3 Follow-up analyses<text:tab/>5</text:a></text:p>
          <text:p text:style-name="P37"><text:a xlink:type="simple" xlink:href="#__RefHeading___Toc1276_868749962" text:style-name="Index_20_Link" text:visited-style-name="Index_20_Link">5.4 Inference criteria<text:tab/>5</text:a></text:p>
          <text:p text:style-name="P37"><text:a xlink:type="simple" xlink:href="#__RefHeading___Toc1278_868749962" text:style-name="Index_20_Link" text:visited-style-name="Index_20_Link">5.5 Data exclusion<text:tab/>5</text:a></text:p>
          <text:p text:style-name="P37"><text:a xlink:type="simple" xlink:href="#__RefHeading___Toc1280_868749962" text:style-name="Index_20_Link" text:visited-style-name="Index_20_Link">5.6 Missing data<text:tab/>5</text:a></text:p>
          <text:p text:style-name="P37"><text:a xlink:type="simple" xlink:href="#__RefHeading___Toc1282_868749962" text:style-name="Index_20_Link" text:visited-style-name="Index_20_Link">5.7 Exploratory analysis (optional)<text:tab/>6</text:a></text:p>
          <text:p text:style-name="P38"><text:a xlink:type="simple" xlink:href="#__RefHeading___Toc1284_868749962" text:style-name="Index_20_Link" text:visited-style-name="Index_20_Link">6. Script (Optional)<text:tab/>6</text:a></text:p>
          <text:p text:style-name="P38"><text:a xlink:type="simple" xlink:href="#__RefHeading___Toc1286_868749962" text:style-name="Index_20_Link" text:visited-style-name="Index_20_Link">7. Other<text:tab/>6</text:a></text:p>
        </text:index-body>
      </text:table-of-content>
      <text:p text:style-name="Normal1"><text:span text:style-name="T1"/></text:p>
      <text:p text:style-name="Normal1"><text:span text:style-name="T1"/></text:p>
      <text:p text:style-name="P2"><text:span text:style-name="T1"/></text:p>
      <text:p text:style-name="P2"><text:span text:style-name="T1"/></text:p>
      <text:h text:style-name="P31" text:outline-level="1"><text:bookmark text:name="_GoBack"/><text:bookmark-start text:name="__RefHeading___Toc1230_868749962"/><text:soft-page-break/><text:span text:style-name="T8">1. </text:span>Study Information<text:bookmark-end text:name="__RefHeading___Toc1230_868749962"/></text:h>
      <text:h text:style-name="P33" text:outline-level="2"><text:bookmark-start text:name="__RefHeading___Toc1232_868749962"/><text:span text:style-name="T8">1.1 </text:span>Title <text:bookmark-end text:name="__RefHeading___Toc1232_868749962"/></text:h>
      <text:p text:style-name="P18"><text:span text:style-name="T10">Importance of Intent and Outcome in the Perception of Happiness</text:span></text:p>
      <text:h text:style-name="P33" text:outline-level="2"><text:bookmark-start text:name="__RefHeading___Toc1234_868749962"/><text:span text:style-name="T8">1.2 </text:span>Authorship<text:bookmark-end text:name="__RefHeading___Toc1234_868749962"/></text:h>
      <text:p text:style-name="P23">Ellen Schmidt, University of Osnabrück, Department of Cognitive Science, 5<text:span text:style-name="T9">th</text:span> Bachelor Semester</text:p>
      <text:h text:style-name="P33" text:outline-level="2"><text:bookmark-start text:name="__RefHeading___Toc1236_868749962"/><text:span text:style-name="T8">1.3 </text:span>Research Questions <text:bookmark-end text:name="__RefHeading___Toc1236_868749962"/></text:h>
      <text:p text:style-name="P20"><text:span text:style-name="T21">Q1: In which way is the judgment of participants about the happiness of a story-character changed, based on the psychological states, intentions and actual outcomes of the lives of the character? </text:span></text:p>
      <text:p text:style-name="P20"><text:span text:style-name="T21">Q2: Further, how is the value of the characters actual life perceived?</text:span></text:p>
      <text:h text:style-name="P33" text:outline-level="2"><text:bookmark-start text:name="__RefHeading___Toc1238_868749962"/><text:span text:style-name="T8">1.4 </text:span>Hypotheses<text:bookmark-end text:name="__RefHeading___Toc1238_868749962"/></text:h>
      <text:p text:style-name="P22"><text:span text:style-name="T21">H. A) </text:span>If intention and actual outcome align, the character will be perceived as happier than when they do not align. (directional)</text:p>
      <text:p text:style-name="P19"><text:span text:style-name="T21">H. B) In the evaluation of the actual life, the outcome has more influence on the value than the intent. (directional)</text:span></text:p>
      <text:p text:style-name="P10"/>
      <text:h text:style-name="P31" text:outline-level="1"><text:bookmark-start text:name="__RefHeading___Toc1240_868749962"/><text:span text:style-name="T8">2. </text:span>Sampling Plan<text:bookmark-end text:name="__RefHeading___Toc1240_868749962"/></text:h>
      <text:h text:style-name="P34" text:outline-level="2"><text:bookmark-start text:name="__RefHeading___Toc1292_868749962"/><text:span text:style-name="T10">2.1 </text:span>Registration prior to creation of data<text:bookmark-end text:name="__RefHeading___Toc1292_868749962"/></text:h>
      <text:p text:style-name="P18">As of the date of submission of this research plan for preregistration, the data <text:span text:style-name="T10">which are going to be used </text:span>have not yet been collected, created, or realized. <text:tab/></text:p>
      <text:h text:style-name="P33" text:outline-level="2"><text:bookmark-start text:name="__RefHeading___Toc1290_868749962"/><text:span text:style-name="T8">2.2 </text:span>Explanation of existing data<text:bookmark-end text:name="__RefHeading___Toc1290_868749962"/></text:h>
      <text:p text:style-name="P18"><text:span text:style-name="T10">Nevertheless since this study will be in answer to another paper and study, their data have been seen and analyzed and influenced the decision for the hypotheses and their directions.</text:span></text:p>
      <text:h text:style-name="P33" text:outline-level="2"><text:bookmark-start text:name="__RefHeading___Toc1242_868749962"/><text:soft-page-break/><text:span text:style-name="T8">2.3 </text:span>Data collection procedures<text:bookmark-end text:name="__RefHeading___Toc1242_868749962"/></text:h>
      <text:p text:style-name="P17"><text:span text:style-name="T6">Data will be collected through an online-survey. Results will be stored in</text:span> and retrieved from a database <text:span text:style-name="T13">(Heroku)</text:span> via the internet. </text:p>
      <text:p text:style-name="P17"/>
      <text:p text:style-name="P20"><text:span text:style-name="T21">Recruitment: <text:tab/>Subjects will be recruited via mailing lists at the University of Osnabrück, as well as social media (Facebook) of the author. Participants will not be paid. </text:span></text:p>
      <text:p text:style-name="P20"/>
      <text:p text:style-name="P20"><text:span text:style-name="T21">Inclusion/Exclusion: Anyone without sufficient understanding of the English language cannot take part in the study. <text:s/>(technische constraints?) </text:span><text:span text:style-name="T7"><text:s/></text:span></text:p>
      <text:h text:style-name="P33" text:outline-level="2"><text:bookmark-start text:name="__RefHeading___Toc1244_868749962"/><text:span text:style-name="T8">2.4 </text:span>Sample size<text:bookmark-end text:name="__RefHeading___Toc1244_868749962"/></text:h>
      <text:p text:style-name="P17"><text:span text:style-name="T6">The number of participants will be limited to the amount taking part in the survey over the course of four weeks.</text:span></text:p>
      <text:p text:style-name="P2"/>
      <text:h text:style-name="P31" text:outline-level="1"><text:bookmark-start text:name="__RefHeading___Toc1250_868749962"/><text:span text:style-name="T8">3. </text:span>Variables<text:bookmark-end text:name="__RefHeading___Toc1250_868749962"/></text:h>
      <text:h text:style-name="P33" text:outline-level="2"><text:bookmark-start text:name="__RefHeading___Toc1252_868749962"/><text:span text:style-name="T8">3.1 </text:span>Manipulated variables<text:bookmark-end text:name="__RefHeading___Toc1252_868749962"/></text:h>
      <text:p text:style-name="P17"><text:span text:style-name="T6">The intent of the character and the outcome of the story will both be manipulated to either good or bad. To convey this the stories state a clear intention of the character to wanting to harm or help his people in some form or another. The outcome will affect the whole population on an existential level.</text:span></text:p>
      <text:h text:style-name="P33" text:outline-level="2"><text:bookmark-start text:name="__RefHeading___Toc1254_868749962"/><text:span text:style-name="T8">3.2 </text:span>Measured variables<text:bookmark-end text:name="__RefHeading___Toc1254_868749962"/></text:h>
      <text:p text:style-name="P17"><text:span text:style-name="T14">After participants read the story, the amount of happiness ascribed to the character by the participant will be measured. </text:span></text:p>
      <text:p text:style-name="P21">Also the participants opinion about the value of the characters actual life, as well as the value of its perceived life will be measured. </text:p>
      <text:h text:style-name="P36" text:outline-level="2"><text:bookmark-start text:name="__RefHeading___Toc1256_868749962"/><text:span text:style-name="T8">3.3 </text:span>Indices<text:bookmark-end text:name="__RefHeading___Toc1256_868749962"/></text:h>
      <text:p text:style-name="P16"><text:span text:style-name="T15">An ANOVA is going to be used to calculate and compare the means of each condition-set.</text:span></text:p>
      <text:p text:style-name="P11"><text:span text:style-name="T15"/></text:p>
      <text:h text:style-name="P31" text:outline-level="1"><text:bookmark-start text:name="__RefHeading___Toc1258_868749962"/><text:soft-page-break/><text:span text:style-name="T8">4. </text:span>Design Plan<text:bookmark-end text:name="__RefHeading___Toc1258_868749962"/></text:h>
      <text:h text:style-name="P33" text:outline-level="2"><text:bookmark-start text:name="__RefHeading___Toc1260_868749962"/><text:span text:style-name="T8">4.1 </text:span>Study type<text:bookmark-end text:name="__RefHeading___Toc1260_868749962"/></text:h>
      <text:p text:style-name="P13"><text:span text:style-name="T4">This study will be conducted as an online survey as an html-website, where the participant will be exposed to four randomized stories. </text:span></text:p>
      <text:h text:style-name="P33" text:outline-level="2"><text:bookmark-start text:name="__RefHeading___Toc1264_868749962"/><text:span text:style-name="T8">4.2 </text:span>Study design<text:bookmark-end text:name="__RefHeading___Toc1264_868749962"/></text:h>
      <text:p text:style-name="P14">Participants see a story about a fictitious character,<text:span text:style-name="T14"> their life-situation and recent events</text:span>. <text:span text:style-name="T14">Below the text, t</text:span>hey are <text:span text:style-name="T11">presented with the statement “X is happy.”</text:span> and <text:span text:style-name="T11">can </text:span>adjust a slider, ranging from "<text:span text:style-name="T11">Completely Disagree</text:span>" to "<text:span text:style-name="T11">Completely Agree</text:span>", accordingly. <text:span text:style-name="T12">Furthermore the are two statements about X leading a good life, while only looking at the value of his actual and perceived life respectively. The sliders are identical to the first one. </text:span>Only when the slider-button has been moved, a next-button appear<text:span text:style-name="T12">s</text:span> and allow<text:span text:style-name="T12">s</text:span> the participant to continue.</text:p>
      <text:p text:style-name="P15"><text:span text:style-name="T5">The stories are randomized.</text:span></text:p>
      <text:h text:style-name="P33" text:outline-level="2"><text:bookmark-start text:name="__RefHeading___Toc1266_868749962"/><text:span text:style-name="T8">4.3 </text:span>Randomization<text:bookmark-end text:name="__RefHeading___Toc1266_868749962"/></text:h>
      <text:p text:style-name="P13">Each story consists of three parts. For one character the first part <text:span text:style-name="T12">is</text:span> always the same, describing the initial situation. The second part will be randomly assigned to either good or evil intent. The third part will contain the outcome, which is unique to the intent chosen beforehand, i.e. the third part is different for good outcome/good intent and good outcome/evil intent. So the story-combinations for one character branch out like a tree instead of a network. <text:span text:style-name="T12">In total there are 16 vignettes.</text:span></text:p>
      <text:p text:style-name="P13">As there are four different condition-sets and also four different characters, participants will have four trials, each with a random combination of a character and a condition-set.</text:p>
      <text:p text:style-name="P2"/>
      <text:h text:style-name="P32" text:outline-level="1"><text:bookmark-start text:name="__RefHeading___Toc1268_868749962"/><text:span text:style-name="T2">5. </text:span><text:span text:style-name="T1">Analysis Plan</text:span><text:bookmark-end text:name="__RefHeading___Toc1268_868749962"/></text:h>
      <text:h text:style-name="P36" text:outline-level="2"><text:bookmark-start text:name="__RefHeading___Toc1270_868749962"/><text:span text:style-name="T8">5.1 </text:span>Statistical models<text:bookmark-end text:name="__RefHeading___Toc1270_868749962"/></text:h>
      <text:p text:style-name="P24"><text:span text:style-name="T16">Multifactorial </text:span>ANOVA</text:p>
      <text:p text:style-name="P25">independent: intent, outcome</text:p>
      <text:p text:style-name="P25">dependent: happiness, value of actual life, value of perceived life</text:p>
      <text:p text:style-name="P26"><text:soft-page-break/><text:span text:style-name="T16">Three ANOVAs = both independents and each singular dependent</text:span></text:p>
      <text:p text:style-name="P9"/>
      <text:h text:style-name="P35" text:outline-level="2"><text:bookmark-start text:name="__RefHeading___Toc1272_868749962"/><text:span text:style-name="T8">5.2 </text:span>Transformations<text:bookmark-end text:name="__RefHeading___Toc1272_868749962"/></text:h>
      <text:p text:style-name="P27">If you plan on transforming, centering, recoding the data, or will require a coding scheme for categorical variables, please describe that process.</text:p>
      <text:p text:style-name="P3"/>
      <text:h text:style-name="P35" text:outline-level="2"><text:bookmark-start text:name="__RefHeading___Toc1274_868749962"/><text:span text:style-name="T8">5.3 </text:span>Follow-up analyses<text:bookmark-end text:name="__RefHeading___Toc1274_868749962"/></text:h>
      <text:p text:style-name="P27">If not specified previously, will you be conducting any confirmatory analyses to follow up on effects in your statistical model, such as subgroup analyses, pairwise or complex contrasts, or follow-up tests from interactions. Remember that any analyses not specified in this research plan must be noted as exploratory.</text:p>
      <text:p text:style-name="P3"/>
      <text:h text:style-name="P36" text:outline-level="2"><text:bookmark-start text:name="__RefHeading___Toc1276_868749962"/><text:span text:style-name="T8">5.4 </text:span>Inference criteria<text:bookmark-end text:name="__RefHeading___Toc1276_868749962"/></text:h>
      <text:p text:style-name="P7">One-tailed</text:p>
      <text:p text:style-name="P1"><text:span text:style-name="T18"> </text:span><text:span text:style-name="T19">= 0.05</text:span></text:p>
      <text:p text:style-name="P1"><text:span text:style-name="T19"/></text:p>
      <text:p text:style-name="P29">What criteria will you use to make inferences? Please describe the information you will use (e.g. p-values, Bayes factors, specific model fit indices), as well as cut-off criterion, where appropriate. Will you be using one or two tailed tests for each of your analyses? If you are comparing multiple conditions or testing multiple hypotheses, will you account for this?</text:p>
      <text:p text:style-name="P2"/>
      <text:h text:style-name="P33" text:outline-level="2"><text:bookmark-start text:name="__RefHeading___Toc1278_868749962"/><text:span text:style-name="T8">5.5 </text:span>Data exclusion<text:bookmark-end text:name="__RefHeading___Toc1278_868749962"/></text:h>
      <text:p text:style-name="P28"><text:span text:style-name="T20">Since it takes some time to read the text and understand it, anyone that needs less than 20 seconds per trial will be excluded.</text:span></text:p>
      <text:h text:style-name="P35" text:outline-level="2"><text:bookmark-start text:name="__RefHeading___Toc1280_868749962"/><text:span text:style-name="T8">5.6 </text:span>Missing data<text:bookmark-end text:name="__RefHeading___Toc1280_868749962"/></text:h>
      <text:p text:style-name="P30">Missing data are going to be excluded. </text:p>
      <text:p text:style-name="P3"/>
      <text:h text:style-name="P35" text:outline-level="2"><text:bookmark-start text:name="__RefHeading___Toc1282_868749962"/><text:soft-page-break/><text:span text:style-name="T8">5.7 </text:span>Exploratory analysis (optional)<text:bookmark-end text:name="__RefHeading___Toc1282_868749962"/></text:h>
      <text:p text:style-name="P29">If you plan to explore your data set to look for unexpected differences or relationships, you may describe those tests here. An exploratory test is any test where a prediction is not made up front, or there are multiple possible tests that you are going to use. A statistically significant finding in an exploratory test is a great way to form a new confirmatory hypothesis, which could be registered at a later time. </text:p>
      <text:p text:style-name="P3"/>
      <text:p text:style-name="P3"/>
      <text:h text:style-name="P32" text:outline-level="1"><text:bookmark-start text:name="__RefHeading___Toc1284_868749962"/><text:span text:style-name="T2">6. </text:span><text:span text:style-name="T1">Script (Optional) </text:span><text:bookmark-end text:name="__RefHeading___Toc1284_868749962"/></text:h>
      <text:p text:style-name="P8">The purpose of a fully commented analysis script is to unambiguously provide the responses to all of the questions raised in the analysis section. This step is not common, but we encourage you to try to create an analysis script, refine it using a modeled dataset, and use it in place of your written analysis plan.</text:p>
      <text:p text:style-name="P8"/>
      <text:p text:style-name="P29">Analysis scripts (Optional)</text:p>
      <text:p text:style-name="P29">(Optional) Upload an analysis script with clear comments. This optional step is helpful in order to create a process that is completely transparent and increase the likelihood that your analysis can be replicated. We recommend that you run the code on a simulated dataset in order to check that it will run without errors.</text:p>
      <text:p text:style-name="P3"/>
      <text:h text:style-name="P32" text:outline-level="1"><text:bookmark-start text:name="__RefHeading___Toc1286_868749962"/><text:span text:style-name="T2">7. </text:span><text:span text:style-name="T1">Other</text:span><text:bookmark-end text:name="__RefHeading___Toc1286_868749962"/></text:h>
      <text:p text:style-name="P12">If there is any additional information that you feel needs to be included in your preregistration, please enter it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SymbolMT" svg:font-family="SymbolMT" style:font-family-generic="roman" style:font-pitch="variable"/>
    <style:font-face style:name="TimesNewRomanPSMT" svg:font-family="TimesNewRomanPSMT"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US"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Normal1" style:default-outline-level="1"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next-style-name="Normal1" style:default-outline-level="2"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next-style-name="Normal1" style:default-outline-level="3"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next-style-name="Normal1" style:default-outline-level="4"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next-style-name="Normal1" style:default-outline-level="5"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next-style-name="Normal1" style:default-outline-level="6"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cm" fo:margin-bottom="0cm"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1" style:next-style-name="Normal1" style:default-outline-level="" style:class="chapter">
      <style:paragraph-properties fo:margin-top="0cm" fo:margin-bottom="0.353cm"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el Ka</meta:initial-creator>
    <meta:editing-cycles>19</meta:editing-cycles>
    <meta:creation-date>2018-09-12T11:37:00</meta:creation-date>
    <dc:date>2018-09-15T19:58:01.851000000</dc:date>
    <meta:editing-duration>PT59M22S</meta:editing-duration>
    <meta:generator>LibreOffice/6.1.0.3$Windows_X86_64 LibreOffice_project/efb621ed25068d70781dc026f7e9c5187a4decd1</meta:generator>
    <meta:document-statistic meta:table-count="0" meta:image-count="0" meta:object-count="0" meta:page-count="6" meta:paragraph-count="95" meta:word-count="1194" meta:character-count="7260" meta:non-whitespace-character-count="6144"/>
    <meta:user-defined meta:name="AppVersion">15.0000</meta:user-defined>
    <meta:user-defined meta:name="Company">Center for Open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